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800000258CF76EDD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507e" officeooo:paragraph-rsid="0013507e"/>
    </style:style>
    <style:style style:name="P2" style:family="paragraph" style:parent-style-name="Standard">
      <style:paragraph-properties fo:text-align="justify" style:justify-single-word="false"/>
      <style:text-properties officeooo:rsid="0013507e" officeooo:paragraph-rsid="0013507e"/>
    </style:style>
    <style:style style:name="P3" style:family="paragraph" style:parent-style-name="Standard">
      <style:paragraph-properties fo:text-align="justify" style:justify-single-word="false"/>
      <style:text-properties officeooo:rsid="00149afa" officeooo:paragraph-rsid="00149afa"/>
    </style:style>
    <style:style style:name="P4" style:family="paragraph" style:parent-style-name="Standard">
      <style:paragraph-properties fo:text-align="justify" style:justify-single-word="false"/>
      <style:text-properties officeooo:rsid="00149afa" officeooo:paragraph-rsid="00151c8e"/>
    </style:style>
    <style:style style:name="P5" style:family="paragraph" style:parent-style-name="Standard">
      <style:paragraph-properties fo:text-align="justify" style:justify-single-word="false"/>
      <style:text-properties officeooo:rsid="00151c8e" officeooo:paragraph-rsid="00151c8e"/>
    </style:style>
    <style:style style:name="P6" style:family="paragraph" style:parent-style-name="Standard">
      <style:paragraph-properties fo:text-align="justify" style:justify-single-word="false"/>
      <style:text-properties officeooo:rsid="00151c8e" officeooo:paragraph-rsid="0016d2aa"/>
    </style:style>
    <style:style style:name="P7" style:family="paragraph" style:parent-style-name="Standard">
      <style:paragraph-properties fo:text-align="justify" style:justify-single-word="false"/>
      <style:text-properties officeooo:rsid="0016d2aa" officeooo:paragraph-rsid="0016d2aa"/>
    </style:style>
    <style:style style:name="P8" style:family="paragraph" style:parent-style-name="Standard">
      <style:paragraph-properties fo:text-align="justify" style:justify-single-word="false"/>
      <style:text-properties officeooo:rsid="00180c26" officeooo:paragraph-rsid="00180c26"/>
    </style:style>
    <style:style style:name="P9" style:family="paragraph" style:parent-style-name="Standard">
      <style:paragraph-properties fo:text-align="justify" style:justify-single-word="false"/>
      <style:text-properties officeooo:rsid="001b9a6b" officeooo:paragraph-rsid="001b9a6b"/>
    </style:style>
    <style:style style:name="P10" style:family="paragraph" style:parent-style-name="Standard">
      <style:paragraph-properties fo:text-align="justify" style:justify-single-word="false"/>
      <style:text-properties officeooo:rsid="001b9a6b" officeooo:paragraph-rsid="0020d0a6"/>
    </style:style>
    <style:style style:name="P11" style:family="paragraph" style:parent-style-name="Standard">
      <style:paragraph-properties fo:text-align="justify" style:justify-single-word="false"/>
      <style:text-properties officeooo:rsid="001e7bf7" officeooo:paragraph-rsid="001e7bf7"/>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style>
    <style:style style:name="P14" style:family="paragraph" style:parent-style-name="Header">
      <style:text-properties officeooo:rsid="0025615b" officeooo:paragraph-rsid="0025615b"/>
    </style:style>
    <style:style style:name="P15" style:family="paragraph" style:parent-style-name="Standard">
      <style:paragraph-properties fo:text-align="justify" style:justify-single-word="false"/>
      <style:text-properties officeooo:paragraph-rsid="001f2ba5"/>
    </style:style>
    <style:style style:name="P16" style:family="paragraph" style:parent-style-name="Standard">
      <style:paragraph-properties fo:text-align="justify" style:justify-single-word="false">
        <style:tab-stops>
          <style:tab-stop style:position="11.589cm"/>
        </style:tab-stops>
      </style:paragraph-properties>
      <style:text-properties officeooo:rsid="0013507e" officeooo:paragraph-rsid="0013507e"/>
    </style:style>
    <style:style style:name="T1" style:family="text">
      <style:text-properties fo:background-color="#ffff00" loext:char-shading-value="0"/>
    </style:style>
    <style:style style:name="T2" style:family="text">
      <style:text-properties officeooo:rsid="00149afa" fo:background-color="#ffff00" loext:char-shading-value="0"/>
    </style:style>
    <style:style style:name="T3" style:family="text">
      <style:text-properties officeooo:rsid="0016d2aa"/>
    </style:style>
    <style:style style:name="T4" style:family="text">
      <style:text-properties fo:color="#000000" loext:opacity="100%" style:font-name="Liberation Serif" fo:font-size="12pt" fo:font-style="normal" fo:font-weight="normal" style:font-size-asian="12pt" style:font-style-asian="normal" style:font-weight-asian="normal"/>
    </style:style>
    <style:style style:name="T5" style:family="text">
      <style:text-properties fo:color="#000000" loext:opacity="100%" style:font-name="Liberation Serif" fo:font-size="12pt" fo:font-style="normal" fo:font-weight="normal" officeooo:rsid="001e7bf7" style:font-size-asian="12pt" style:font-style-asian="normal" style:font-weight-asian="normal"/>
    </style:style>
    <style:style style:name="T6" style:family="text">
      <style:text-properties fo:color="#000000" loext:opacity="100%" style:font-name="Liberation Serif" fo:font-size="12pt" fo:font-style="normal" fo:font-weight="normal" officeooo:rsid="001f2ba5" style:font-size-asian="12pt" style:font-style-asian="normal" style:font-weight-asian="normal"/>
    </style:style>
    <style:style style:name="T7" style:family="text">
      <style:text-properties officeooo:rsid="0020d0a6"/>
    </style:style>
    <style:style style:name="T8" style:family="text">
      <style:text-properties officeooo:rsid="002230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N1 Autogestión</text:p>
      <text:p text:style-name="P1"/>
      <text:p text:style-name="P16">1)</text:p>
      <text:p text:style-name="P2"/>
      <text:p text:style-name="P2">Las habilidades blandas,​ a veces denominadas en español directamente con el término inglés soft skills, son una combinación de habilidades sociales, habilidades de comunicación, rasgos de la personalidad, actitudes, atributos profesionales,​ inteligencia social e inteligencia emocional, que facultan a las personas para moverse por su entorno, trabajar bien con otros, realizar un buen desempeño y, complementándose con las habilidades duras, conseguir sus objetivos.</text:p>
      <text:p text:style-name="P2"/>
      <text:p text:style-name="P2">Las hard skills, por su acepción en inglés, son aquellas que corresponden a una profesión u oficio, las cuales apoyan al conocimiento personal, al desarrollo profesional y laboral, con una formación competente y capaz de utilizar determinadas herramientas para el cumplimiento de las actividades específicas del cargo. Estas son la referencia de los conocimientos teóricos y técnicos específicos necesarios para desarrollar una determinada actividad laboral, cambian en función a la ocupación o puesto de trabajo, ya que cada una requiere conocimientos destrezas y habilidades diferentes.</text:p>
      <text:p text:style-name="P2"/>
      <text:p text:style-name="P2">2)</text:p>
      <text:p text:style-name="P2"/>
      <text:p text:style-name="P2"><text:span text:style-name="T2">C</text:span><text:span text:style-name="T1">omunicación Asertiva</text:span>: La comunicación asertiva implica expresar nuestras ideas, opiniones y emociones de manera clara, honesta y respetuosa, sin ofender ni juzgar a los demás. Es una habilidad importante para establecer relaciones efectivas y resolver conflictos de manera constructiva </text:p>
      <text:p text:style-name="P2"/>
      <text:p text:style-name="P2"/>
      <text:p text:style-name="P2"><text:span text:style-name="T1">Trabajo en equipo</text:span>: El trabajo en equipo se refiere a la capacidad de colaborar y cooperar con otros para lograr metas comunes. Implica habilidades como la comunicación efectiva, la empatía, la capacidad de escucha y la capacidad de adaptarse a diferentes estilos de trabajo. El trabajo en equipo es valorado en diversos sectores, como el turismo, donde se considera una de las habilidades más demandadas </text:p>
      <text:p text:style-name="P2"/>
      <text:p text:style-name="P2"/>
      <text:p text:style-name="P2"><text:span text:style-name="T1">Pensamiento crítico</text:span>: El pensamiento crítico implica analizar de manera objetiva y reflexiva la información disponible, evaluar diferentes perspectivas y tomar decisiones fundamentadas. Es una habilidad importante para resolver problemas de manera efectiva y tomar decisiones informadas.</text:p>
      <text:p text:style-name="P2"/>
      <text:p text:style-name="P2"><text:span text:style-name="T1">Resolución de problemas</text:span>: La resolución de problemas implica identificar y analizar los desafíos, buscar soluciones creativas y tomar medidas para superarlos. Esta habilidad implica el uso del pensamiento crítico, la creatividad y la capacidad de tomar decisiones efectivas.</text:p>
      <text:p text:style-name="P2"/>
      <text:p text:style-name="P2"><text:span text:style-name="T1">Inteligencia emocional</text:span>: La inteligencia emocional se refiere a la capacidad de reconocer, comprender y gestionar nuestras propias emociones, así como las emociones de los demás. Incluye habilidades como la empatía, la autorregulación emocional y la habilidad para establecer relaciones interpersonales efectivas. La inteligencia emocional es valorada en el entorno laboral debido a su impacto en la comunicación, el liderazgo y la resolución de conflictos</text:p>
      <text:p text:style-name="P2"/>
      <text:p text:style-name="P3"/>
      <text:p text:style-name="P3"/>
      <text:p text:style-name="P3"><text:soft-page-break/></text:p>
      <text:p text:style-name="P3"/>
      <text:p text:style-name="P3"/>
      <text:p text:style-name="P3"/>
      <text:p text:style-name="P3"/>
      <text:p text:style-name="P4">3)</text:p>
      <text:p text:style-name="P5"/>
      <text:p text:style-name="P5">En el mismo documento se nos especifica que las habilidades del tecnico estan capacitadas para poder ejercer las diversas habilidades blandas correspondientes para mejorar la asistencia, apoyo y diversas tareas con el usuario por ello resaltaremos algunas habilidades profesionales con las cuales cumplen con las siguientes áreas: </text:p>
      <text:p text:style-name="P5"/>
      <text:p text:style-name="P5">Trabajo en equipo: Nos referimos con trabajo en equipo debido a la capacidad de colaborar de ambos individuos y cooperar entre ellos a si ayudando en la facilitacion de la operatoria del usuario apoyando en la resolucion de problemas que le son presentados asesorando a dicho usuario</text:p>
      <text:p text:style-name="P5"/>
      <text:p text:style-name="P5">Resolución de problemas: Se nos hace refencia a <text:span text:style-name="T3">la resolucion de problemas</text:span> debido a la capacidad de analizar y resolver los problemas que se le presentan al usuario de manera autodidacta y logica para llegar al objetivo buscado por el usuario que se nos son presentados <text:span text:style-name="T3">para mejorar dicha asistencia</text:span></text:p>
      <text:p text:style-name="P5"/>
      <text:p text:style-name="P5">Pensamiento crítico: <text:span text:style-name="T3">Este <text:s/>hace referencia una gran similitud con el anterior punto con la diferencia que este , busca evaluar y analizar de manera objetiva para tomar diferentes decisiones con las cuales brindara un mejor servicio al usuario para la toma de decisiones</text:span></text:p>
      <text:p text:style-name="P5"/>
      <text:p text:style-name="P7">4)</text:p>
      <text:p text:style-name="P6"/>
      <text:p text:style-name="P6">En el mismo documento se nos especifica que las habilidades del tecnico estan capacitadas para poder ejercer las diversas habilidades <text:span text:style-name="T3">duras</text:span> correspondientes para mejorar la asistencia <text:span text:style-name="T3">tecnica</text:span> y diversas tareas con el usuario por ello resaltaremos algunas habilidades profesionales con las cuales cumplen con las siguientes áreas: </text:p>
      <text:p text:style-name="P6"/>
      <text:p text:style-name="P8">Mantenimiento De Software: <text:s/>protegiéndolos mediante el resguardo</text:p>
      <text:p text:style-name="P8">preventivo de los mismos, ejecutar acciones antivirus, incluyendo reparaciones de archivos</text:p>
      <text:p text:style-name="P8">afectados. Asegurar la eficiencia de su acceso a través de su reorganización física y lógica.</text:p>
      <text:p text:style-name="P8"/>
      <text:p text:style-name="P8">Mantenimiento De Hardware: armado de equipos. Para ello efectúa el relevamiento de requerimientos, identificación de productos, ubicación de fuentes de aprovisionamiento, comparación de precios, presupuestos y especificaciones técnicas</text:p>
      <text:p text:style-name="P8"/>
      <text:p text:style-name="P8">Mantenimiento De Componentes: abarca, entre otros, el diagnóstico de fallos y el mantenimiento preventivo o primario de componentes físicos y lógicos de computación y comunicación.</text:p>
      <text:p text:style-name="P8"/>
      <text:p text:style-name="P8">5)</text:p>
      <text:p text:style-name="P9"/>
      <text:p text:style-name="P9">Las funciones y subfunciones que ejerce el profesional técnico son las siguientes: </text:p>
      <text:p text:style-name="P9"/>
      <text:p text:style-name="P9">El perfil profesional del técnico tiene como funciones y subfunciones las siguientes:</text:p>
      <text:p text:style-name="P9"><text:soft-page-break/></text:p>
      <text:p text:style-name="P9">1) <text:span text:style-name="T1">Facilitar la operatoria y asesorar al usuario</text:span>: El técnico tiene la responsabilidad de ayudar al usuario en la operación y aprovechamiento de los equipos y programas. Esto implica instruir al usuario para eliminar causas de problemas operativos, interpretar las necesidades de los usuarios para capacitarlos y entrenarlos en procedimientos o funcionalidades de los sistemas, y asesorar al usuario en problemas que están fuera del ámbito de su operatoria habitual o que exceden a sus conocimientos.</text:p>
      <text:p text:style-name="P9"/>
      <text:p text:style-name="P9">2) <text:span text:style-name="T1">Analizar la operatoria del usuario</text:span>: El técnico debe analizar la forma en que el usuario opera los equipos y programas para sistematizarla. Esto implica estructurar la organización de los datos y programas del usuario, así como diseñar rutinas y procedimientos que contribuyan a la facilidad, seguridad e integridad de dicha operatoria.</text:p>
      <text:p text:style-name="P9"/>
      <text:p text:style-name="P9">3) <text:span text:style-name="T1">Demostrar funcionalidades y operatoria</text:span>: El técnico debe ser capaz de demostrar las funcionalidades y la operatoria de componentes, equipos y redes, programas y sistemas. Esto implica mostrar al usuario cómo utilizar de manera efectiva los recursos disponibles.</text:p>
      <text:p text:style-name="P9"/>
      <text:p text:style-name="P9"/>
      <text:p text:style-name="P10">6<text:span text:style-name="T7">) Las habilidades profesionales del técnico en informática personal y profesional incluyen:</text:span></text:p>
      <text:p text:style-name="P10"/>
      <text:p text:style-name="P10"><text:span text:style-name="T8">A)</text:span> Facilitar la operatoria del usuario: Ayudar a organizar los archivos del usuario y brindar apoyo para resolver problemas que están fuera de su alcance. Capacitar y asesorar al usuario en la operación y aprovechamiento de la funcionalidad de los equipos y programas, así como formas de eliminar problemas operativos.</text:p>
      <text:p text:style-name="P10"/>
      <text:p text:style-name="P10"><text:span text:style-name="T8">B)</text:span> Mantener la integridad de los datos locales del usuario: Proteger los datos mediante el resguardo preventivo, ejecutar acciones antivirus y asegurar la eficiencia de su acceso a través de la reorganización física y lógica.</text:p>
      <text:p text:style-name="P10"/>
      <text:p text:style-name="P10"><text:span text:style-name="T8">C)</text:span> Instalar y poner en marcha componentes o sistemas, equipos y redes: Entregar nuevas versiones o ampliar capacidades, revisar configuraciones y resolver problemas emergentes de la integración de nuevos componentes con los existentes.</text:p>
      <text:p text:style-name="P10"/>
      <text:p text:style-name="P10"><text:span text:style-name="T8">D)</text:span> Mantener equipos y sistemas de baja complejidad o componentes: Diagnosticar fallos y realizar mantenimiento preventivo o primario de componentes físicos y lógicos de computación y comunicación.</text:p>
      <text:p text:style-name="P10"/>
      <text:p text:style-name="P10"><text:span text:style-name="T8">E)</text:span> Optimizar el ambiente informático de trabajo del usuario: Desarrollar programas, adaptar y complementar funcionalidades utilizando las herramientas disponibles.</text:p>
      <text:p text:style-name="P10"/>
      <text:p text:style-name="P10"><text:span text:style-name="T8">F)</text:span> Asesorar y apoyar en la compra y venta de productos o servicios informáticos: Realizar el revelamiento de requerimientos, identificar productos, ubicar fuentes de aprovisionamiento, comparar precios, elaborar presupuestos y especificaciones técnicas.</text:p>
      <text:p text:style-name="P10"/>
      <text:p text:style-name="P10"><text:span text:style-name="T8">G)</text:span> Auto gestionar sus actividades: Planificar el empleo de tiempo, administrar actividades, realizar acciones de capacitación y entrenamiento para mantenerse actualizado y mantener registros acordes a su ámbito de desempeño.</text:p>
      <text:p text:style-name="P9"><text:span text:style-name="T4"/></text:p>
      <text:p text:style-name="P15"><text:soft-page-break/><text:span text:style-name="T5">7) </text:span><text:span text:style-name="T6">Área Ocupacional: Es el conjunto de ocupaciones de un mismo nivel de cualificación en las cuales se llevan a cabo funciones laborales afines y complementarias, para la elaboración de productos o servicios de similar especie. </text:span></text:p>
      <text:p text:style-name="P9"><text:span text:style-name="T4"/></text:p>
      <text:p text:style-name="P11"><text:span text:style-name="T4">8) L</text:span>a distinción entre estos dos conceptos es más sutil. Una persona con habilidades es capaz de realizar una tarea. Mientras que una persona con competencias no solo la realiza, sino que lo hace considerando la importancia de la tarea y encontrando el desempeño más óptimo para lograrl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615b" officeooo:paragraph-rsid="0025615b"/>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Copia 1" text:anchor-type="char" svg:x="14.877cm" svg:y="-1.97cm" svg:width="4.122cm" svg:height="2.963cm" draw:z-index="0"><draw:image xlink:href="Pictures/100000010000025800000258CF76EDD0.png" xlink:type="simple" xlink:show="embed" xlink:actuate="onLoad" draw:mime-type="image/png"/></draw:frame>Marcelo Lobo 7mo 3era</text:p>
      </style:header>
      <style:footer>
        <text:p text:style-name="MP2"><text:bookmark-start text:name="PageNumWizard_FOOTER_Estilo de página predeterminado1"/><text:page-number text:select-page="current">3</text:page-number><text:bookmark-end text:name="PageNumWizard_FOOTER_Estilo de página predeterminado1"/></text:p>
      </style:footer>
      <style:footer-left>
        <text:p text:style-name="MP3"><text:bookmark-start text:name="PageNumWizard_FOOTER_Estilo de página predeterminado2"/><text:page-number text:select-page="current">4</text:page-number><text:bookmark-end text:name="PageNumWizard_FOOTER_Estilo de página predeterminado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8:18:26.307000000</meta:creation-date>
    <dc:date>2024-04-18T20:32:59.235000000</dc:date>
    <meta:editing-duration>PT1H28S</meta:editing-duration>
    <meta:editing-cycles>11</meta:editing-cycles>
    <meta:generator>LibreOffice/24.2.0.3$Windows_X86_64 LibreOffice_project/da48488a73ddd66ea24cf16bbc4f7b9c08e9bea1</meta:generator>
    <meta:print-date>2024-04-18T20:27:51.333000000</meta:print-date>
    <meta:printed-by>Archivos PDF</meta:printed-by>
    <meta:document-statistic meta:table-count="0" meta:image-count="2" meta:object-count="0" meta:page-count="4" meta:paragraph-count="42" meta:word-count="1181" meta:character-count="8510" meta:non-whitespace-character-count="6918"/>
  </office:meta>
</office:document-meta>
</file>